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JP" svg:font-family="'Source Han Sans JP'" style:font-family-generic="system" style:font-pitch="variable"/>
    <style:font-face style:name="Source Han Serif JP" svg:font-family="'Source Han Serif JP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color="#000000" loext:opacity="100%" style:font-name="Arial" fo:font-size="36pt" style:text-underline-style="solid" style:text-underline-width="auto" style:text-underline-color="font-color" fo:font-weight="bold" officeooo:rsid="001ebdb3" officeooo:paragraph-rsid="001ebdb3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1ebdb3" officeooo:paragraph-rsid="001ebdb3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color="#000000" loext:opacity="100%" style:font-name="Arial" fo:font-size="18pt" style:text-underline-style="solid" style:text-underline-width="auto" style:text-underline-color="font-color" fo:font-weight="normal" officeooo:rsid="001ebdb3" officeooo:paragraph-rsid="001ebdb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loext:opacity="100%" style:font-name="Arial" fo:font-size="9pt" fo:font-style="italic" style:text-underline-style="none" fo:font-weight="normal" officeooo:rsid="001ebdb3" officeooo:paragraph-rsid="001ebdb3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9pt" fo:font-style="normal" style:text-underline-style="none" fo:font-weight="normal" officeooo:rsid="001ebdb3" officeooo:paragraph-rsid="001ebdb3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apple-system" fo:font-size="11pt" fo:letter-spacing="normal" fo:font-style="normal" style:text-underline-style="none" fo:font-weight="normal" officeooo:rsid="001ebdb3" officeooo:paragraph-rsid="001ebdb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apple-system" fo:font-size="16pt" fo:letter-spacing="normal" fo:font-style="normal" style:text-underline-style="solid" style:text-underline-width="auto" style:text-underline-color="font-color" fo:font-weight="normal" officeooo:rsid="001ebdb3" officeooo:paragraph-rsid="001ebdb3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1pt" fo:letter-spacing="normal" fo:font-style="normal" style:text-underline-style="none" fo:font-weight="normal" officeooo:rsid="001ebdb3" officeooo:paragraph-rsid="001ebdb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style:text-underline-style="none" fo:font-weight="normal" officeooo:rsid="001ebdb3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6pt" fo:font-style="normal" style:text-underline-style="solid" style:text-underline-width="auto" style:text-underline-color="font-color" fo:font-weight="normal" officeooo:rsid="001ebdb3" officeooo:paragraph-rsid="001ebdb3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fo:font-style="normal" style:text-underline-style="solid" style:text-underline-width="auto" style:text-underline-color="font-color" fo:font-weight="normal" officeooo:rsid="001ebdb3" officeooo:paragraph-rsid="001ebdb3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style:font-name="Arial" fo:font-size="11pt" fo:font-style="normal" style:text-underline-style="solid" style:text-underline-width="auto" style:text-underline-color="font-color" fo:font-weight="normal" officeooo:rsid="001ebdb3" officeooo:paragraph-rsid="001ebdb3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style:text-underline-style="solid" style:text-underline-width="auto" style:text-underline-color="font-color" fo:font-weight="normal" officeooo:rsid="001ebdb3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fo:letter-spacing="normal" style:text-underline-style="none" style:font-size-asian="11pt"/>
    </style:style>
    <style:style style:name="T3" style:family="text">
      <style:text-properties fo:font-variant="normal" fo:text-transform="none" fo:color="#000000" loext:opacity="100%" fo:letter-spacing="normal" style:text-underline-style="none" fo:font-weight="normal" style:font-size-asian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TENHEFT<text:bookmark-start text:name="__DdeLink__0_473507341"/><text:span text:style-name="T1"> </text:span><text:bookmark-end text:name="__DdeLink__0_473507341"/></text:p>
      <text:p text:style-name="P2">UDG</text:p>
      <text:p text:style-name="P3">Ausbildung Challenge – CSV editor</text:p>
      <text:p text:style-name="P4">-Armani Dimitrov</text:p>
      <text:p text:style-name="P4"/>
      <text:p text:style-name="P5"/>
      <text:p text:style-name="P6"/>
      <text:p text:style-name="P7">Ziel</text:p>
      <text:p text:style-name="P6">1. Import der beiligenden CSV-Datei</text:p>
      <text:p text:style-name="P8">2. Tabellarische Darstellung der Daten aus der CSV-Datei</text:p>
      <text:p text:style-name="P8">3. Anlegen von neuen Datensätzen anhand des gleichen Schemas</text:p>
      <text:p text:style-name="P8">4. Bearbeitung bestehender Datensätze</text:p>
      <text:p text:style-name="P8">5. Prozentuale Darstellung von Datensätzen als Chart (Balken- oder Tortendiagramm)</text:p>
      <text:p text:style-name="P8">6. Export aller Daten als CSV-Datei mit dem gleichen Schema</text:p>
      <text:p text:style-name="P9"/>
      <text:p text:style-name="P10">Design</text:p>
      <text:p text:style-name="P11"/>
      <text:p text:style-name="P12"><text:span text:style-name="T2">Die Darstellung soll </text:span><text:span text:style-name="Strong_20_Emphasis"><text:span text:style-name="T3">strukturiert</text:span></text:span><text:span text:style-name="T2"> und </text:span><text:span text:style-name="Strong_20_Emphasis"><text:span text:style-name="T3">ansprechend</text:span></text:span><text:span text:style-name="T2"> für Benutzer sein. Farben und Schriften können frei gewählt werden. Das Frontend soll aus nur einer Seite bestehen.</text:span></text:p>
      <text:p text:style-name="P13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JP" svg:font-family="'Source Han Sans JP'" style:font-family-generic="system" style:font-pitch="variable"/>
    <style:font-face style:name="Source Han Serif JP" svg:font-family="'Source Han Serif JP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JP" style:font-size-asian="10.5pt" style:language-asian="ja" style:country-asian="JP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JP" style:font-size-asian="10.5pt" style:language-asian="ja" style:country-asian="JP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JP" style:font-family-asian="'Source Han Sans JP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8T16:38:10.731456325</meta:creation-date>
    <meta:print-date>2025-02-18T16:52:30.138523603</meta:print-date>
    <meta:printed-by>PDF-Dateien</meta:printed-by>
    <dc:date>2025-02-18T17:00:36.474146612</dc:date>
    <meta:editing-duration>PT3M39S</meta:editing-duration>
    <meta:editing-cycles>2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3" meta:word-count="80" meta:character-count="567" meta:non-whitespace-character-count="498"/>
  </office:meta>
</office:document-meta>
</file>